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Table1.5" style:family="table-row">
      <style:table-row-properties style:min-row-height="0.1583in"/>
    </style:style>
    <style:style style:name="P1" style:family="paragraph" style:parent-style-name="Standard">
      <style:paragraph-properties fo:text-align="center" style:justify-single-word="false"/>
      <style:text-properties officeooo:rsid="0002e540" officeooo:paragraph-rsid="0002e540"/>
    </style:style>
    <style:style style:name="P2" style:family="paragraph" style:parent-style-name="Standard">
      <style:paragraph-properties fo:text-align="start" style:justify-single-word="false"/>
      <style:text-properties officeooo:rsid="0002e540" officeooo:paragraph-rsid="0002e540"/>
    </style:style>
    <style:style style:name="P3" style:family="paragraph" style:parent-style-name="Table_20_Contents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ice Repair</text:p>
      <text:p text:style-name="P2"/>
      <text:p text:style-name="P2"/>
      <table:table table:name="Table1" table:style-name="Table1">
        <table:table-column table:style-name="Table1.A" table:number-columns-repeated="2"/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<text:a xlink:type="simple" xlink:href="https://www.youtube.com/c/VCCBoardRepairs/videos" text:style-name="Internet_20_link" text:visited-style-name="Visited_20_Internet_20_Link">https://www.youtube.com/c/VCCBoardRepairs/videos</text:a> </text:p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<text:a xlink:type="simple" xlink:href="https://www.youtube.com/c/TCRSCircuit/videos" text:style-name="Internet_20_link" text:visited-style-name="Visited_20_Internet_20_Link">https://www.youtube.com/c/TCRSCircuit/videos</text:a> </text:p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<text:a xlink:type="simple" xlink:href="https://www.youtube.com/c/STSTelecomFarmington/videos" text:style-name="Internet_20_link" text:visited-style-name="Visited_20_Internet_20_Link">https://www.youtube.com/c/STSTelecomFarmington/videos</text:a> </text:p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<text:a xlink:type="simple" xlink:href="https://www.youtube.com/channel/UCPjp41qeXe1o_lp1US9TpWA" text:style-name="Internet_20_link" text:visited-style-name="Visited_20_Internet_20_Link">https://www.youtube.com/channel/UCPjp41qeXe1o_lp1US9TpWA</text:a> </text:p>
          </table:table-cell>
        </table:table-row>
        <table:table-row table:style-name="Table1.5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<text:a xlink:type="simple" xlink:href="https://www.youtube.com/c/EevblogDave/videos" text:style-name="Internet_20_link" text:visited-style-name="Visited_20_Internet_20_Link">https://www.youtube.com/c/EevblogDave/videos</text:a> </text:p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ext:soft-page-break/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ext:soft-page-break/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40192939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3T05:39:43.338000000</meta:creation-date>
    <dc:date>2021-11-23T05:42:01.666000000</dc:date>
    <meta:editing-duration>PT2M18S</meta:editing-duration>
    <meta:editing-cycles>1</meta:editing-cycles>
    <meta:document-statistic meta:table-count="1" meta:image-count="0" meta:object-count="0" meta:page-count="3" meta:paragraph-count="6" meta:word-count="7" meta:character-count="263" meta:non-whitespace-character-count="257"/>
    <meta:generator>LibreOffice/7.1.5.2$Windows_X86_64 LibreOffice_project/85f04e9f809797b8199d13c421bd8a2b025d52b5</meta:generator>
  </office:meta>
</office:document-meta>
</file>